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203" officeooo:paragraph-rsid="00051203"/>
    </style:style>
    <style:style style:name="P2" style:family="paragraph" style:parent-style-name="Standard">
      <style:text-properties officeooo:rsid="0005f424" officeooo:paragraph-rsid="0005f424"/>
    </style:style>
    <style:style style:name="P3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51203" officeooo:paragraph-rsid="00047543"/>
    </style:style>
    <style:style style:name="P4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51203" officeooo:paragraph-rsid="00051203"/>
    </style:style>
    <style:style style:name="P5" style:family="paragraph" style:parent-style-name="Standard">
      <style:text-properties officeooo:rsid="0005f424" officeooo:paragraph-rsid="0005f424"/>
    </style:style>
    <style:style style:name="P6" style:family="paragraph" style:parent-style-name="Standard">
      <style:text-properties officeooo:rsid="0008ed20" officeooo:paragraph-rsid="0008ed20"/>
    </style:style>
    <style:style style:name="P7" style:family="paragraph" style:parent-style-name="Standard">
      <style:text-properties officeooo:rsid="00051203" officeooo:paragraph-rsid="000a1d30"/>
    </style:style>
    <style:style style:name="P8" style:family="paragraph" style:parent-style-name="Standard">
      <style:text-properties officeooo:rsid="000a1d30" officeooo:paragraph-rsid="000a1d30"/>
    </style:style>
    <style:style style:name="P9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08ed20" officeooo:paragraph-rsid="0008ed20"/>
    </style:style>
    <style:style style:name="P10" style:family="paragraph" style:parent-style-name="Preformatted_20_Text">
      <style:text-properties officeooo:rsid="0005f424" officeooo:paragraph-rsid="0008869a"/>
    </style:style>
    <style:style style:name="T1" style:family="text">
      <style:text-properties style:text-underline-style="none"/>
    </style:style>
    <style:style style:name="T2" style:family="text">
      <style:text-properties officeooo:rsid="0008869a"/>
    </style:style>
    <style:style style:name="T3" style:family="text">
      <style:text-properties officeooo:rsid="0008ed20"/>
    </style:style>
    <style:style style:name="T4" style:family="text">
      <style:text-properties officeooo:rsid="000a1d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QOOP INSTALLATION</text:p>
      <text:p text:style-name="P1"/>
      <text:p text:style-name="P1"/>
      <text:p text:style-name="P1">download the tar file from ftp</text:p>
      <text:p text:style-name="P1"/>
      <text:p text:style-name="P1">cd /opt/hadoop</text:p>
      <text:p text:style-name="P1">wget <text:a xlink:type="simple" xlink:href="ftp://192.168.1.15/bigdata/sqoop-1.4.7.bin__hadoop-2.6.0.tar.gz" text:style-name="Internet_20_link" text:visited-style-name="Visited_20_Internet_20_Link">f</text:a><text:a xlink:type="simple" xlink:href="ftp://192.168.1.15/bigdata/sqoop-1.4.7.bin__hadoop-2.6.0.tar.gz" text:style-name="Internet_20_link" text:visited-style-name="Visited_20_Internet_20_Link"><text:span text:style-name="T1">tp://192.168.1.15/bigdata/sqoop-1.4.7.bin__hadoop-2.6.0.tar.gz</text:span></text:a></text:p>
      <text:p text:style-name="P1"><text:s/>tar -xvzf sqoop-1.4.7.bin__hadoop-2.6.0.tar.gz</text:p>
      <text:p text:style-name="P4">mv sqoop-1.4.7.bin__hadoop-2.6.0 /opt/hadoop/sqoop</text:p>
      <text:p text:style-name="P1">export the path in .bashrc</text:p>
      <text:p text:style-name="P1"/>
      <text:p text:style-name="P1">cd</text:p>
      <text:p text:style-name="P1">nano .bashrc</text:p>
      <text:p text:style-name="P1"/>
      <text:p text:style-name="P1">export SQOOP_HOME=/opt/hadoop/sqoop </text:p>
      <text:p text:style-name="P1">export PATH=$PATH:$SQOOP_HOME/bin</text:p>
      <text:p text:style-name="P4"/>
      <text:p text:style-name="P1">source .bashrc</text:p>
      <text:p text:style-name="P1"/>
      <text:p text:style-name="P1"/>
      <text:p text:style-name="P1">cd <text:s text:c="2"/>/opt/hadoop/sqoop/conf</text:p>
      <text:p text:style-name="P1">mv sqoop-env-template.sh sqoop-env.sh</text:p>
      <text:p text:style-name="P1"/>
      <text:p text:style-name="P8">====Add this lines at end of the page====</text:p>
      <text:p text:style-name="P8">export HADOOP_COMMON_HOME=/opt/hadoop</text:p>
      <text:p text:style-name="P8">export HADOOP_MAPRED_HOME=/opt/hadoop</text:p>
      <text:p text:style-name="P8">export HBASE_HOME=/opt/hadoop/hbase</text:p>
      <text:p text:style-name="P8">export HIVE_HOME=/opt/hadoop/hive</text:p>
      <text:p text:style-name="P8">export JAVA_HOME=/usr/lib/jvm/java-8-openjdk-amd64</text:p>
      <text:p text:style-name="P7"/>
      <text:p text:style-name="P2">INSTALL MYSQL CONNECTOR from ftp</text:p>
      <text:p text:style-name="P2"/>
      <text:p text:style-name="P2">wget <text:a xlink:type="simple" xlink:href="ftp://192.168.1.15/bigdata/mysql-connector-java-5.1.47.tar.gz" text:style-name="Internet_20_link" text:visited-style-name="Visited_20_Internet_20_Link">ftp://192.168.1.15/bigdata/mysql-connector-java-5.1.47.tar.gz</text:a></text:p>
      <text:p text:style-name="P2"/>
      <text:p text:style-name="P2">tar -xvzf <text:s/><text:a xlink:type="simple" xlink:href="ftp://192.168.1.15/bigdata/mysql-connector-java-5.1.47.tar.gz" text:style-name="Internet_20_link" text:visited-style-name="Visited_20_Internet_20_Link">mysql-connector-java-5.1.47.tar.gz</text:a></text:p>
      <text:p text:style-name="P1"/>
      <text:p text:style-name="P2">mv <text:a xlink:type="simple" xlink:href="ftp://192.168.1.15/bigdata/mysql-connector-java-5.1.47.tar.gz" text:style-name="Internet_20_link" text:visited-style-name="Visited_20_Internet_20_Link">mysql-connector-java-5.1.47</text:a> /opt/hadoop/sqoop/mysql-con</text:p>
      <text:p text:style-name="P2"><text:s/></text:p>
      <text:p text:style-name="P2">mv /opt/hadoop/sqoop/mysql-con/mysql-connector-java-5.1.47-bin.jar /opt/hadoop/sqoop/lib</text:p>
      <text:p text:style-name="P2"/>
      <text:p text:style-name="P2"/>
      <text:p text:style-name="P2"/>
      <text:p text:style-name="P6">copy jar files from mapreduce ,yarn.common and hdfs to /opt/hadoop/sqoop/lib</text:p>
      <text:p text:style-name="P6"/>
      <text:p text:style-name="P6"/>
      <text:p text:style-name="P6">go to cd /opt/hadoop/share/hadoop/</text:p>
      <text:p text:style-name="P6">cp /opt/hadoop/share/hadoop/mapreduce/hadoop-mapreduce-* /opt/hadoop/sqoop</text:p>
      <text:p text:style-name="P6">cp mapreduce/hadoop-mapreduce-* /opt/hadoop/sqoop/lib/</text:p>
      <text:p text:style-name="P6">cp hdfs/hadoop-hdfs-* /opt/hadoop/sqoop/lib/</text:p>
      <text:p text:style-name="P6">cp yarn/ /opt/hadoop/sqoop/lib/</text:p>
      <text:p text:style-name="P6">cp common/hadoop-* /opt/hadoop/sqoop/lib/</text:p>
      <text:p text:style-name="P2"/>
      <text:p text:style-name="P6"><text:soft-page-break/></text:p>
      <text:p text:style-name="P6"/>
      <text:p text:style-name="P6"/>
      <text:p text:style-name="P6">go to /opt/hadoop/sqoop/bin</text:p>
      <text:p text:style-name="P6">======and execute this command to move the data from myql to hdfs======</text:p>
      <text:p text:style-name="P6">./sqoop import --bindir ./ --connect jdbc:mysql://localhost/classicmodels --username root -P --table employees --target-dir /sqoopi</text:p>
      <text:p text:style-name="P2"/>
      <text:p text:style-name="P2"/>
      <text:p text:style-name="P2">--<text:span text:style-name="T3">target-dir -refers the hdfs path </text:span></text:p>
      <text:p text:style-name="P2"/>
      <text:p text:style-name="P6">jdbc:odbc <text:s/>-refers the mysql connectivity with java</text:p>
      <text:p text:style-name="P6"/>
      <text:p text:style-name="P6">--bindir -compiles jar files in hadoop </text:p>
      <text:p text:style-name="P6"/>
      <text:p text:style-name="P6">classismodels -rep database</text:p>
      <text:p text:style-name="P6"/>
      <text:p text:style-name="P6">employees-rep table in classicmodels databases</text:p>
      <text:p text:style-name="P2"/>
      <text:p text:style-name="P2"/>
      <text:p text:style-name="P2"/>
      <text:p text:style-name="P2"/>
      <text:p text:style-name="P9">exercise\</text:p>
      <text:p text:style-name="P6">import the data from mysql to hive and pig</text:p>
      <text:p text:style-name="P6"/>
      <text:p text:style-name="P6"/>
      <text:p text:style-name="P2"/>
      <text:p text:style-name="P2"/>
      <text:p text:style-name="P10"><text:span text:style-name="Source_20_Text"><text:span text:style-name="T2">http://gree2.github.io/bigdata/2015/05/27/apache-sqoop-import-export-demo</text:span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7:44:12.822251405</meta:creation-date>
    <dc:date>2019-06-07T09:46:16.959080825</dc:date>
    <meta:editing-duration>PT14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172" meta:character-count="1842" meta:non-whitespace-character-count="1711"/>
  </office:meta>
</office:document-meta>
</file>